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9cm" svg:stroke-color="#ffffff" draw:marker-start-width="0.991cm" draw:marker-end-width="0.991cm" draw:fill-color="#999999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svg:stroke-width="0.159cm" svg:stroke-color="#ffffff" draw:marker-start-width="0.912cm" draw:marker-end-width="0.912cm" draw:fill-color="#999999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svg:stroke-width="0.159cm" svg:stroke-color="#ffffff" draw:marker-start-width="0.517cm" draw:marker-end-width="0.517cm" draw:fill-color="#999999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draw:stroke="solid" svg:stroke-width="0.159cm" svg:stroke-color="#ffffff" draw:marker-start-width="0.675cm" draw:marker-end-width="0.675cm" draw:fill-color="#999999" draw:textarea-horizontal-align="justify" draw:textarea-vertical-align="middle" draw:auto-grow-height="false" fo:min-height="0cm" fo:min-width="0cm" fo:padding-top="0.204cm" fo:padding-bottom="0.204cm" fo:padding-left="0.329cm" fo:padding-right="0.329cm"/>
    </style:style>
    <style:style style:name="gr5" style:family="graphic" style:parent-style-name="standard">
      <style:graphic-properties svg:stroke-width="0.159cm" svg:stroke-color="#ffffff" draw:marker-start-width="0.675cm" draw:marker-end-width="0.675cm" draw:fill-color="#999999" draw:textarea-horizontal-align="justify" draw:textarea-vertical-align="middle" draw:auto-grow-height="false" fo:min-height="0cm" fo:min-width="0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ffffff" draw:marker-start-width="0.833cm" draw:marker-end-width="0.833cm" draw:fill-color="#999999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width="0.028cm" svg:stroke-opacity="100%" draw:fill-color="#eeeee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width="0.028cm" svg:stroke-color="#000000" draw:marker-start-width="0.437cm" draw:marker-end-width="0.437cm" svg:stroke-opacity="100%" draw:fill-color="#eeeee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width="0.028cm" svg:stroke-color="#000000" draw:marker-start-width="0.358cm" draw:marker-end-width="0.358cm" svg:stroke-opacity="100%" draw:fill-color="#eeeee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width="0.028cm" svg:stroke-color="#000000" draw:marker-start-width="0.279cm" draw:marker-end-width="0.279cm" svg:stroke-opacity="100%" draw:fill-color="#eeeee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width="0.028cm" svg:stroke-color="#000000" draw:marker-start-width="0.358cm" draw:marker-end-width="0.358cm" svg:stroke-opacity="100%" draw:fill-color="#eeeee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width="0.028cm" svg:stroke-color="#000000" draw:marker-start-width="0.516cm" draw:marker-end-width="0.516cm" svg:stroke-opacity="100%" draw:fill-color="#eeeee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draw:fill-color="#ffffcc" draw:textarea-vertical-align="middle"/>
    </style:style>
    <style:style style:name="gr14" style:family="graphic" style:parent-style-name="standard">
      <style:graphic-properties svg:stroke-width="0.053cm" svg:stroke-color="#000000" draw:marker-start-width="0.437cm" draw:marker-end-width="0.437cm" draw:fill-color="#6699cc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358cm" draw:marker-end-width="0.358cm" draw:fill-color="#6699cc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66ff99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358cm" draw:marker-end-width="0.358cm" draw:fill-color="#ff33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516cm" draw:marker-end-width="0.516cm" draw:fill-color="#6699cc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358cm" draw:marker-end-width="0.358cm" draw:fill-color="#ffff00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437cm" draw:marker-end-width="0.437cm" draw:fill-color="#3399ff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000000" draw:marker-start-width="0.358cm" draw:marker-end-width="0.358cm" draw:fill-color="#00cc33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0000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358cm" draw:marker-end-width="0.358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8.255cm" svg:height="1.016cm" svg:x="5.572cm" svg:y="10.398cm">
          <text:p/>
        </draw:rect>
        <draw:rect draw:style-name="gr2" draw:text-style-name="P1" draw:layer="layout" svg:width="8.255cm" svg:height="1.016cm" svg:x="5.572cm" svg:y="6.461cm">
          <text:p/>
        </draw:rect>
        <draw:rect draw:style-name="gr3" draw:text-style-name="P1" draw:layer="layout" svg:width="1.143cm" svg:height="7.493cm" svg:x="6.969cm" svg:y="5.191cm">
          <text:p/>
        </draw:rect>
        <draw:rect draw:style-name="gr1" draw:text-style-name="P1" draw:layer="layout" svg:width="1.143cm" svg:height="7.493cm" svg:x="11.287cm" svg:y="5.191cm">
          <text:p/>
        </draw:rect>
        <draw:custom-shape draw:style-name="gr4" draw:text-style-name="P1" draw:layer="layout" svg:width="13.335cm" svg:height="5.207cm" svg:x="3.032cm" svg:y="6.334cm">
          <text:p/>
          <draw:enhanced-geometry svg:viewBox="0 0 21600 21600" draw:text-areas="?f5 ?f1 ?f6 ?f3" draw:type="left-right-arrow" draw:modifiers="3412.6574685063 8921.1981566820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2.319cm" svg:height="5.207cm" draw:transform="rotate (-1.57079632679579) translate (12.303cm 2.778cm)">
          <text:p/>
          <draw:enhanced-geometry svg:viewBox="0 0 21600 21600" draw:extrusion="false" draw:text-areas="?f5 ?f1 ?f6 ?f3" draw:type="left-right-arrow" draw:modifiers="3450.38961038961 8946.0829493087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2" draw:text-style-name="P1" draw:layer="layout" svg:width="3.175cm" svg:height="1.016cm" svg:x="8.112cm" svg:y="6.461cm">
          <text:p/>
        </draw:rect>
        <draw:rect draw:style-name="gr6" draw:text-style-name="P1" draw:layer="layout" svg:width="3.175cm" svg:height="1.016cm" svg:x="8.112cm" svg:y="10.398cm">
          <text:p/>
        </draw:rect>
      </draw:page>
      <draw:page draw:name="page2" draw:style-name="dp1" draw:master-page-name="Default">
        <draw:g>
          <draw:rect draw:style-name="gr7" draw:text-style-name="P1" draw:layer="layout" svg:width="8.255cm" svg:height="1.27cm" svg:x="5.699cm" svg:y="10.526cm">
            <text:p/>
          </draw:rect>
          <draw:rect draw:style-name="gr8" draw:text-style-name="P1" draw:layer="layout" svg:width="8.255cm" svg:height="1.27cm" svg:x="5.699cm" svg:y="6.589cm">
            <text:p/>
          </draw:rect>
          <draw:rect draw:style-name="gr9" draw:text-style-name="P1" draw:layer="layout" svg:width="1.398cm" svg:height="7.493cm" svg:x="6.968cm" svg:y="5.446cm">
            <text:p/>
          </draw:rect>
          <draw:rect draw:style-name="gr7" draw:text-style-name="P1" draw:layer="layout" svg:width="1.398cm" svg:height="7.493cm" svg:x="11.286cm" svg:y="5.446cm">
            <text:p/>
          </draw:rect>
          <draw:custom-shape draw:style-name="gr10" draw:text-style-name="P1" draw:layer="layout" svg:width="13.335cm" svg:height="5.207cm" svg:x="3.159cm" svg:y="6.589cm">
            <text:p/>
            <draw:enhanced-geometry svg:viewBox="0 0 21600 21600" draw:text-areas="?f5 ?f1 ?f6 ?f3" draw:type="left-right-arrow" draw:modifiers="3398.04678628208 8008.75576036866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" draw:text-style-name="P1" draw:layer="layout" svg:width="12.319cm" svg:height="5.207cm" draw:transform="rotate (-1.57079632679579) translate (12.43cm 3.033cm)">
            <text:p/>
            <draw:enhanced-geometry svg:viewBox="0 0 21600 21600" draw:extrusion="false" draw:text-areas="?f5 ?f1 ?f6 ?f3" draw:type="left-right-arrow" draw:modifiers="3398.04678628208 8008.75576036866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12" draw:text-style-name="P1" draw:layer="layout" svg:width="2.921cm" svg:height="1.27cm" svg:x="8.366cm" svg:y="6.589cm">
            <text:p/>
          </draw:rect>
          <draw:rect draw:style-name="gr7" draw:text-style-name="P1" draw:layer="layout" svg:width="2.921cm" svg:height="1.27cm" svg:x="8.366cm" svg:y="10.526cm">
            <text:p/>
          </draw:rect>
        </draw:g>
        <draw:rect draw:style-name="gr13" draw:text-style-name="P1" draw:layer="layout" svg:width="8.255cm" svg:height="1.27cm" svg:x="5.572cm" svg:y="10.271cm">
          <text:p/>
        </draw:rect>
        <draw:rect draw:style-name="gr14" draw:text-style-name="P1" draw:layer="layout" svg:width="8.255cm" svg:height="1.27cm" svg:x="5.572cm" svg:y="6.334cm">
          <text:p/>
        </draw:rect>
        <draw:rect draw:style-name="gr15" draw:text-style-name="P1" draw:layer="layout" svg:width="1.398cm" svg:height="7.493cm" svg:x="6.841cm" svg:y="5.191cm">
          <text:p/>
        </draw:rect>
        <draw:rect draw:style-name="gr13" draw:text-style-name="P1" draw:layer="layout" svg:width="1.398cm" svg:height="7.493cm" svg:x="11.159cm" svg:y="5.191cm">
          <text:p/>
        </draw:rect>
        <draw:custom-shape draw:style-name="gr16" draw:text-style-name="P1" draw:layer="layout" svg:width="13.335cm" svg:height="5.207cm" svg:x="3.032cm" svg:y="6.334cm">
          <text:p/>
          <draw:enhanced-geometry svg:viewBox="0 0 21600 21600" draw:text-areas="?f5 ?f1 ?f6 ?f3" draw:type="left-right-arrow" draw:modifiers="3398.04678628208 8008.7557603686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12.319cm" svg:height="5.207cm" draw:transform="rotate (-1.57079632679579) translate (12.303cm 2.778cm)">
          <text:p/>
          <draw:enhanced-geometry svg:viewBox="0 0 21600 21600" draw:extrusion="false" draw:text-areas="?f5 ?f1 ?f6 ?f3" draw:type="left-right-arrow" draw:modifiers="3398.04678628208 8008.7557603686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18" draw:text-style-name="P1" draw:layer="layout" svg:width="2.921cm" svg:height="1.27cm" svg:x="8.239cm" svg:y="6.334cm">
          <text:p/>
        </draw:rect>
        <draw:rect draw:style-name="gr13" draw:text-style-name="P1" draw:layer="layout" svg:width="2.921cm" svg:height="1.27cm" svg:x="8.239cm" svg:y="10.271cm">
          <text:p/>
        </draw:rect>
      </draw:page>
      <draw:page draw:name="page3" draw:style-name="dp1" draw:master-page-name="Default">
        <draw:g>
          <draw:rect draw:style-name="gr7" draw:text-style-name="P1" draw:layer="layout" svg:width="8.255cm" svg:height="1.27cm" draw:transform="rotate (-0.837758040958306) translate (5.948cm 7.007cm)">
            <text:p/>
          </draw:rect>
          <draw:rect draw:style-name="gr8" draw:text-style-name="P1" draw:layer="layout" svg:width="8.255cm" svg:height="1.27cm" draw:transform="rotate (-0.837758040958306) translate (8.87cm 4.372cm)">
            <text:p/>
          </draw:rect>
          <draw:rect draw:style-name="gr9" draw:text-style-name="P1" draw:layer="layout" svg:width="1.398cm" svg:height="7.493cm" draw:transform="rotate (-0.837758040958306) translate (10.571cm 4.555cm)">
            <text:p/>
          </draw:rect>
          <draw:rect draw:style-name="gr7" draw:text-style-name="P1" draw:layer="layout" svg:width="1.398cm" svg:height="7.493cm" draw:transform="rotate (-0.837758040958306) translate (13.456cm 7.766cm)">
            <text:p/>
          </draw:rect>
          <draw:custom-shape draw:style-name="gr10" draw:text-style-name="P1" draw:layer="layout" svg:width="13.335cm" svg:height="5.207cm" draw:transform="rotate (-0.837758040958306) translate (7.169cm 2.487cm)">
            <text:p/>
            <draw:enhanced-geometry svg:viewBox="0 0 21600 21600" draw:text-areas="?f5 ?f1 ?f6 ?f3" draw:type="left-right-arrow" draw:modifiers="3398.04678628208 8008.75576036866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" draw:text-style-name="P1" draw:layer="layout" svg:width="12.319cm" svg:height="5.207cm" draw:transform="skewX (5.80601880358563E-017) rotate (-2.40855436775291) translate (16.016cm 6.998cm)">
            <text:p/>
            <draw:enhanced-geometry svg:viewBox="0 0 21600 21600" draw:extrusion="false" draw:text-areas="?f5 ?f1 ?f6 ?f3" draw:type="left-right-arrow" draw:modifiers="3398.04678628208 8008.75576036866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12" draw:text-style-name="P1" draw:layer="layout" svg:width="2.921cm" svg:height="1.27cm" draw:transform="rotate (-0.837758040958306) translate (10.656cm 6.357cm)">
            <text:p/>
          </draw:rect>
          <draw:rect draw:style-name="gr7" draw:text-style-name="P1" draw:layer="layout" svg:width="2.921cm" svg:height="1.27cm" draw:transform="rotate (-0.837758040958306) translate (7.73cm 8.992cm)">
            <text:p/>
          </draw:rect>
        </draw:g>
        <draw:rect draw:style-name="gr19" draw:text-style-name="P1" draw:layer="layout" svg:width="8.255cm" svg:height="1.27cm" draw:transform="rotate (-0.837758040958306) translate (6.05cm 6.743cm)">
          <text:p/>
        </draw:rect>
        <draw:rect draw:style-name="gr20" draw:text-style-name="P1" draw:layer="layout" svg:width="8.255cm" svg:height="1.27cm" draw:transform="rotate (-0.837758040958306) translate (8.975cm 4.108cm)">
          <text:p/>
        </draw:rect>
        <draw:rect draw:style-name="gr21" draw:text-style-name="P1" draw:layer="layout" svg:width="1.398cm" svg:height="7.493cm" draw:transform="rotate (-0.837758040958306) translate (10.671cm 4.286cm)">
          <text:p/>
        </draw:rect>
        <draw:rect draw:style-name="gr22" draw:text-style-name="P1" draw:layer="layout" svg:width="1.398cm" svg:height="7.493cm" draw:transform="rotate (-0.837758040958306) translate (13.563cm 7.495cm)">
          <text:p/>
        </draw:rect>
        <draw:custom-shape draw:style-name="gr23" draw:text-style-name="P1" draw:layer="layout" svg:width="13.335cm" svg:height="5.207cm" draw:transform="rotate (-0.837758040958306) translate (7.274cm 2.22cm)">
          <text:p/>
          <draw:enhanced-geometry svg:viewBox="0 0 21600 21600" draw:text-areas="?f5 ?f1 ?f6 ?f3" draw:type="left-right-arrow" draw:modifiers="3346.25074985003 9240.552995391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12.319cm" svg:height="5.207cm" draw:transform="skewX (5.80601880358563E-017) rotate (-2.40855436775291) translate (16.122cm 6.731cm)">
          <text:p/>
          <draw:enhanced-geometry svg:viewBox="0 0 21600 21600" draw:extrusion="false" draw:text-areas="?f5 ?f1 ?f6 ?f3" draw:type="left-right-arrow" draw:modifiers="3427.5974025974 8925.3456221198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20" draw:text-style-name="P1" draw:layer="layout" svg:width="2.921cm" svg:height="1.27cm" draw:transform="rotate (-0.837758040958306) translate (10.76cm 6.09cm)">
          <text:p/>
        </draw:rect>
        <draw:rect draw:style-name="gr19" draw:text-style-name="P1" draw:layer="layout" svg:width="2.921cm" svg:height="1.27cm" draw:transform="rotate (-0.837758040958306) translate (7.832cm 8.721cm)">
          <text:p/>
        </draw:rect>
      </draw:page>
      <draw:page draw:name="page4" draw:style-name="dp1" draw:master-page-name="Default">
        <draw:custom-shape draw:style-name="gr25" draw:text-style-name="P1" draw:layer="layout" svg:width="1.143cm" svg:height="4.572cm" svg:x="3.286cm" svg:y="2.905cm">
          <text:p/>
          <draw:enhanced-geometry svg:viewBox="0 0 21600 21600" draw:text-areas="?f0 0 ?f2 ?f5" draw:type="down-arrow" draw:modifiers="19472.4276821677 6674.678111587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" draw:layer="layout" svg:width="1.143cm" svg:height="4.699cm" svg:x="4.81cm" svg:y="2.905cm">
          <text:p/>
          <draw:enhanced-geometry svg:viewBox="0 0 21600 21600" draw:text-areas="?f0 0 ?f2 ?f5" draw:type="down-arrow" draw:modifiers="19094.0957116221 7042.657342657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" draw:layer="layout" svg:width="1.143cm" svg:height="3.048cm" svg:x="6.334cm" svg:y="2.905cm">
          <text:p/>
          <draw:enhanced-geometry svg:viewBox="0 0 21600 21600" draw:text-areas="?f0 0 ?f2 ?f5" draw:type="down-arrow" draw:modifiers="18337.9591836735 6759.4405594405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" draw:layer="layout" svg:width="1.143cm" svg:height="5.207cm" draw:transform="rotate (1.5707963267946) translate (3.159cm 4.175cm)">
          <text:p/>
          <draw:enhanced-geometry svg:viewBox="0 0 21600 21600" draw:text-areas="?f0 0 ?f2 ?f5" draw:type="down-arrow" draw:modifiers="19472.4276821677 6674.678111587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" draw:layer="layout" svg:width="1.143cm" svg:height="5.207cm" draw:transform="rotate (1.5707963267946) translate (3.159cm 5.572cm)">
          <text:p/>
          <draw:enhanced-geometry svg:viewBox="0 0 21600 21600" draw:text-areas="?f0 0 ?f2 ?f5" draw:type="down-arrow" draw:modifiers="19472.4276821677 6674.678111587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" draw:layer="layout" svg:width="1.143cm" svg:height="3.175cm" draw:transform="rotate (1.5707963267946) translate (3.159cm 6.969cm)">
          <text:p/>
          <draw:enhanced-geometry svg:viewBox="0 0 21600 21600" draw:text-areas="?f0 0 ?f2 ?f5" draw:type="down-arrow" draw:modifiers="18159.6431382839 6079.7202797202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14T11:57:59.02</meta:creation-date>
    <dc:date>2016-05-14T18:27:41.91</dc:date>
    <meta:editing-duration>PT1H25M49S</meta:editing-duration>
    <meta:editing-cycles>3</meta:editing-cycles>
    <meta:generator>OpenOffice/4.1.1$Win32 OpenOffice.org_project/411m6$Build-9775</meta:generator>
    <meta:document-statistic meta:object-count="48"/>
  </office:meta>
</office:document-meta>
</file>